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loext:graphic-properties draw:fill="solid" draw:fill-color="#ffd7d7" draw:opacity="100%"/>
      <style:paragraph-properties fo:background-color="#ffd7d7"/>
      <style:text-properties style:font-name="DejaVu Sans Mono"/>
    </style:style>
    <style:style style:name="P3" style:family="paragraph" style:parent-style-name="Standard">
      <loext:graphic-properties draw:fill="solid" draw:fill-color="#dee6ef" draw:opacity="100%"/>
      <style:paragraph-properties fo:background-color="#dee6ef"/>
      <style:text-properties style:font-name="DejaVu Sans Mono"/>
    </style:style>
    <style:style style:name="P4" style:family="paragraph" style:parent-style-name="Standard">
      <style:paragraph-properties fo:break-before="page"/>
      <style:text-properties style:font-name="DejaVu Sans Mono" officeooo:rsid="0018eb21" officeooo:paragraph-rsid="0018eb21"/>
    </style:style>
    <style:style style:name="P5" style:family="paragraph" style:parent-style-name="Standard">
      <style:text-properties style:font-name="DejaVu Sans Mono" officeooo:rsid="0018eb21" officeooo:paragraph-rsid="0018eb21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13" style:family="paragraph" style:parent-style-name="Text_20_body" style:list-style-name="L3">
      <loext:graphic-properties draw:fill="solid" draw:fill-color="#ffd7d7" draw:opacity="100%"/>
      <style:paragraph-properties fo:margin-top="0in" fo:margin-bottom="0in" style:contextual-spacing="false" fo:background-color="#ffd7d7"/>
    </style:style>
    <style:style style:name="P14" style:family="paragraph" style:parent-style-name="Text_20_body" style:list-style-name="L4">
      <loext:graphic-properties draw:fill="solid" draw:fill-color="#ffd7d7" draw:opacity="100%"/>
      <style:paragraph-properties fo:background-color="#ffd7d7"/>
    </style:style>
    <style:style style:name="P15" style:family="paragraph" style:parent-style-name="Text_20_body" style:list-style-name="L4">
      <loext:graphic-properties draw:fill="solid" draw:fill-color="#ffd7d7" draw:opacity="100%"/>
      <style:paragraph-properties fo:margin-top="0in" fo:margin-bottom="0in" style:contextual-spacing="false" fo:background-color="#ffd7d7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>
      <loext:graphic-properties draw:fill="solid" draw:fill-color="#ffd7d7" draw:opacity="100%"/>
      <style:paragraph-properties fo:margin-top="0in" fo:margin-bottom="0in" style:contextual-spacing="false" fo:background-color="#ffd7d7"/>
    </style:style>
    <style:style style:name="P19" style:family="paragraph" style:parent-style-name="Text_20_body" style:list-style-name="L5">
      <loext:graphic-properties draw:fill="none" draw:fill-color="#ffffff" draw:opacity="100%"/>
      <style:paragraph-properties fo:margin-top="0in" fo:margin-bottom="0in" style:contextual-spacing="false" fo:background-color="transparent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6">
      <loext:graphic-properties draw:fill="solid" draw:fill-color="#ffd7d7" draw:opacity="100%"/>
      <style:paragraph-properties fo:margin-top="0in" fo:margin-bottom="0in" style:contextual-spacing="false" fo:background-color="#ffd7d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0695654" text:style-name="L1">
        <text:list-item>
          <text:p text:style-name="P7">F1</text:p>
          <text:list>
            <text:list-item>
              <text:p text:style-name="P7">Brings up a Basic Content Window based on the currently open tab</text:p>
            </text:list-item>
          </text:list>
        </text:list-item>
        <text:list-item>
          <text:p text:style-name="P7">F9</text:p>
          <text:list>
            <text:list-item>
              <text:p text:style-name="P7"><text:a xlink:type="simple" xlink:href="../../../xlights/chapters/chapter-two-quick-start-guide/defining-the-show-directory" text:style-name="Internet_20_link" text:visited-style-name="Visited_20_Internet_20_Link">Select Show Folder</text:a></text:p>
            </text:list-item>
          </text:list>
        </text:list-item>
        <text:list-item>
          <text:p text:style-name="P7">F10</text:p>
          <text:list>
            <text:list-item>
              <text:p text:style-name="P7">Backup</text:p>
            </text:list-item>
          </text:list>
        </text:list-item>
        <text:list-item>
          <text:p text:style-name="P7">F11</text:p>
          <text:list>
            <text:list-item>
              <text:p text:style-name="P7">Alternate Backup</text:p>
            </text:list-item>
          </text:list>
        </text:list-item>
        <text:list-item>
          <text:p text:style-name="P7">ALT-F4</text:p>
          <text:list>
            <text:list-item>
              <text:p text:style-name="P7">Quit or Close xLights</text:p>
            </text:list-item>
          </text:list>
        </text:list-item>
        <text:list-item>
          <text:p text:style-name="P7">CTRL + c</text:p>
          <text:list>
            <text:list-item>
              <text:p text:style-name="P7">Copy</text:p>
            </text:list-item>
          </text:list>
        </text:list-item>
        <text:list-item>
          <text:p text:style-name="P7">CTRL + o</text:p>
          <text:list>
            <text:list-item>
              <text:p text:style-name="P7">Open Sequence</text:p>
            </text:list-item>
          </text:list>
        </text:list-item>
        <text:list-item>
          <text:p text:style-name="P7">CTRL + n</text:p>
          <text:list>
            <text:list-item>
              <text:p text:style-name="P7">New Sequence</text:p>
            </text:list-item>
          </text:list>
        </text:list-item>
        <text:list-item>
          <text:p text:style-name="P7">CTRL + s</text:p>
          <text:list>
            <text:list-item>
              <text:p text:style-name="P7">Save (for the currently selected tab)</text:p>
            </text:list-item>
          </text:list>
        </text:list-item>
        <text:list-item>
          <text:p text:style-name="P7">CTRL + v</text:p>
          <text:list>
            <text:list-item>
              <text:p text:style-name="P7">Paste</text:p>
            </text:list-item>
          </text:list>
        </text:list-item>
        <text:list-item>
          <text:p text:style-name="P7">CTRL + x</text:p>
          <text:list>
            <text:list-item>
              <text:p text:style-name="P7">Cut</text:p>
            </text:list-item>
          </text:list>
        </text:list-item>
        <text:list-item>
          <text:p text:style-name="P7">CTRL + y</text:p>
          <text:list>
            <text:list-item>
              <text:p text:style-name="P7">Redo</text:p>
            </text:list-item>
          </text:list>
        </text:list-item>
        <text:list-item>
          <text:p text:style-name="P7">CTRL + z</text:p>
          <text:list>
            <text:list-item>
              <text:p text:style-name="P7">Undo</text:p>
            </text:list-item>
          </text:list>
        </text:list-item>
        <text:list-item>
          <text:p text:style-name="P7">Esc (Escape)</text:p>
          <text:list>
            <text:list-item>
              <text:p text:style-name="P6">Cancel Render</text:p>
            </text:list-item>
          </text:list>
        </text:list-item>
      </text:list>
      <text:section text:style-name="Sect1" text:name="text-layout-tab">
        <text:h text:style-name="Heading_20_2" text:outline-level="2">Layout Tab</text:h>
      </text:section>
      <text:list text:style-name="L2">
        <text:list-item>
          <text:p text:style-name="P9">Arrow Keys </text:p>
          <text:list>
            <text:list-item>
              <text:p text:style-name="P9">Move Model Left, Right, Up, Down</text:p>
            </text:list-item>
          </text:list>
        </text:list-item>
        <text:list-item>
          <text:p text:style-name="P9">CTRL + l (lower case L)</text:p>
          <text:list>
            <text:list-item>
              <text:p text:style-name="P9">Lock Model</text:p>
            </text:list-item>
          </text:list>
        </text:list-item>
        <text:list-item>
          <text:p text:style-name="P9">CTRL + u</text:p>
          <text:list>
            <text:list-item>
              <text:p text:style-name="P9">Unlock Model</text:p>
            </text:list-item>
          </text:list>
        </text:list-item>
        <text:list-item>
          <text:p text:style-name="P9">CTRL + g</text:p>
          <text:list>
            <text:list-item>
              <text:p text:style-name="P9">Creates a new group from the selected models (on Layout Tab)</text:p>
            </text:list-item>
          </text:list>
        </text:list-item>
        <text:list-item>
          <text:p text:style-name="P9">CTRL + a </text:p>
          <text:list>
            <text:list-item>
              <text:p text:style-name="P9">Select All Models</text:p>
            </text:list-item>
          </text:list>
        </text:list-item>
        <text:list-item>
          <text:p text:style-name="P9">Delete</text:p>
          <text:list>
            <text:list-item>
              <text:p text:style-name="P9">Delete highlighted model or 3D object</text:p>
            </text:list-item>
          </text:list>
        </text:list-item>
        <text:list-item>
          <text:p text:style-name="P9"><text:soft-page-break/>Mouse Wheel Click or Alt + Left Mouse (2D)</text:p>
          <text:list>
            <text:list-item>
              <text:p text:style-name="P9">Pan House View</text:p>
            </text:list-item>
          </text:list>
        </text:list-item>
        <text:list-item>
          <text:p text:style-name="P9">Ctrl + Left Mouse</text:p>
          <text:list>
            <text:list-item>
              <text:p text:style-name="P8">Select Multiple Models</text:p>
            </text:list-item>
          </text:list>
        </text:list-item>
      </text:list>
      <text:section text:style-name="Sect1" text:name="text-effects">
        <text:h text:style-name="Heading_20_2" text:outline-level="2">Effects</text:h>
      </text:section>
      <text:list text:style-name="L3">
        <text:list-item>
          <text:p text:style-name="P13">b (lower case)</text:p>
          <text:list>
            <text:list-item>
              <text:p text:style-name="P13">Insert Bars Effect</text:p>
            </text:list-item>
          </text:list>
        </text:list-item>
        <text:list-item>
          <text:p text:style-name="P11">c (lower case)</text:p>
          <text:list>
            <text:list-item>
              <text:p text:style-name="P11">Insert Curtain Effect</text:p>
            </text:list-item>
          </text:list>
        </text:list-item>
        <text:list-item>
          <text:p text:style-name="P12">d (lower case)</text:p>
          <text:list>
            <text:list-item>
              <text:p text:style-name="P12">Insert Ramp Down/Fade (On Effect which goes from from 100% to 0%)</text:p>
            </text:list-item>
          </text:list>
        </text:list-item>
        <text:list-item>
          <text:p text:style-name="P11">f (lower case)</text:p>
          <text:list>
            <text:list-item>
              <text:p text:style-name="P11">Insert Fire Effect</text:p>
            </text:list-item>
          </text:list>
        </text:list-item>
        <text:list-item>
          <text:p text:style-name="P11">F (upper case)</text:p>
          <text:list>
            <text:list-item>
              <text:p text:style-name="P11">Insert Fan Effect</text:p>
            </text:list-item>
          </text:list>
        </text:list-item>
        <text:list-item>
          <text:p text:style-name="P11">g (lower case)</text:p>
          <text:list>
            <text:list-item>
              <text:p text:style-name="P11">Insert Garlands Effect</text:p>
            </text:list-item>
          </text:list>
        </text:list-item>
        <text:list-item>
          <text:p text:style-name="P11">i (lower case - "<text:span text:style-name="Emphasis">I" not "L"</text:span>)</text:p>
          <text:list>
            <text:list-item>
              <text:p text:style-name="P11">Insert Circles Effect</text:p>
            </text:list-item>
          </text:list>
        </text:list-item>
        <text:list-item>
          <text:p text:style-name="P11">m (lower case)</text:p>
          <text:list>
            <text:list-item>
              <text:p text:style-name="P11">Insert Morph Effect</text:p>
            </text:list-item>
          </text:list>
        </text:list-item>
        <text:list-item>
          <text:p text:style-name="P11">n (lower case)</text:p>
          <text:list>
            <text:list-item>
              <text:p text:style-name="P11">Insert Snowflakes Effect</text:p>
            </text:list-item>
          </text:list>
        </text:list-item>
        <text:list-item>
          <text:p text:style-name="P12">o (lower case)</text:p>
          <text:list>
            <text:list-item>
              <text:p text:style-name="P12">Insert On Effect (with constant 100% intensity</text:p>
            </text:list-item>
          </text:list>
        </text:list-item>
        <text:list-item>
          <text:p text:style-name="P12">O (upper case)</text:p>
          <text:list>
            <text:list-item>
              <text:p text:style-name="P12">Insert Off Effect</text:p>
            </text:list-item>
          </text:list>
        </text:list-item>
        <text:list-item>
          <text:p text:style-name="P11">p (lower case)</text:p>
          <text:list>
            <text:list-item>
              <text:p text:style-name="P11">Insert Pinwheel Effect</text:p>
            </text:list-item>
          </text:list>
        </text:list-item>
        <text:list-item>
          <text:p text:style-name="P11">r (lower case)</text:p>
          <text:list>
            <text:list-item>
              <text:p text:style-name="P11">Insert Ripple Effect</text:p>
            </text:list-item>
          </text:list>
        </text:list-item>
        <text:list-item>
          <text:p text:style-name="P11">R (upper case)</text:p>
          <text:list>
            <text:list-item>
              <text:p text:style-name="P11">Insert a Random Effect</text:p>
            </text:list-item>
          </text:list>
        </text:list-item>
        <text:list-item>
          <text:p text:style-name="P11">S (upper case)</text:p>
          <text:list>
            <text:list-item>
              <text:p text:style-name="P11">Insert Spirals Effect</text:p>
            </text:list-item>
          </text:list>
        </text:list-item>
        <text:list-item>
          <text:p text:style-name="P12">u (lower case)</text:p>
          <text:list>
            <text:list-item>
              <text:p text:style-name="P12">Insert Ramp Up (On Effect which goes from 0% to 100%)</text:p>
            </text:list-item>
          </text:list>
        </text:list-item>
        <text:list-item>
          <text:p text:style-name="P11">w (lower case w)</text:p>
          <text:list>
            <text:list-item>
              <text:p text:style-name="P11">Insert Color Wash Effect</text:p>
            </text:list-item>
          </text:list>
        </text:list-item>
        <text:list-item>
          <text:p text:style-name="P11">x (lower case)</text:p>
          <text:list>
            <text:list-item>
              <text:p text:style-name="P11">Insert Text Effect</text:p>
            </text:list-item>
          </text:list>
        </text:list-item>
        <text:list-item>
          <text:p text:style-name="P11"><text:soft-page-break/>y (lower case)</text:p>
          <text:list>
            <text:list-item>
              <text:p text:style-name="P10">Insert Butterfly Effect</text:p>
            </text:list-item>
          </text:list>
        </text:list-item>
      </text:list>
      <text:section text:style-name="Sect1" text:name="text-effect-manipulation">
        <text:h text:style-name="Heading_20_2" text:outline-level="2">Effect Manipulation</text:h>
      </text:section>
      <text:list text:style-name="L4">
        <text:list-item>
          <text:p text:style-name="P15">F5</text:p>
          <text:list>
            <text:list-item>
              <text:p text:style-name="P15">Effect Update</text:p>
            </text:list-item>
          </text:list>
        </text:list-item>
        <text:list-item>
          <text:p text:style-name="P15">CTRL + SHIFT + Right Arrow</text:p>
          <text:list>
            <text:list-item>
              <text:p text:style-name="P15">Expand Effect to Next Timing Mark or End of the Sequence</text:p>
            </text:list-item>
          </text:list>
        </text:list-item>
        <text:list-item>
          <text:p text:style-name="P15">CTRL + SHIFT + Left Arrow</text:p>
          <text:list>
            <text:list-item>
              <text:p text:style-name="P15">Expand Effect to Previous Timing Mark or Start of the Sequence</text:p>
            </text:list-item>
          </text:list>
        </text:list-item>
        <text:list-item>
          <text:p text:style-name="P15">CTRL + l (lower case L)</text:p>
          <text:list>
            <text:list-item>
              <text:p text:style-name="P15">Lock Effect</text:p>
            </text:list-item>
          </text:list>
        </text:list-item>
        <text:list-item>
          <text:p text:style-name="P15">CTRL + u</text:p>
          <text:list>
            <text:list-item>
              <text:p text:style-name="P14">Unlock Effect</text:p>
            </text:list-item>
          </text:list>
        </text:list-item>
      </text:list>
      <text:section text:style-name="Sect1" text:name="text-sequence-grid">
        <text:h text:style-name="Heading_20_2" text:outline-level="2">Sequence Grid</text:h>
      </text:section>
      <text:list text:style-name="L5">
        <text:list-item>
          <text:p text:style-name="P18">Space</text:p>
          <text:list>
            <text:list-item>
              <text:p text:style-name="P18">Toggle Play/Stop from currently selected position - will restart from the original selected location on the timeline</text:p>
            </text:list-item>
          </text:list>
        </text:list-item>
        <text:list-item>
          <text:p text:style-name="P18">Pause</text:p>
          <text:list>
            <text:list-item>
              <text:p text:style-name="P18">Pause playback - pressing again will resume from that location</text:p>
            </text:list-item>
          </text:list>
        </text:list-item>
        <text:list-item>
          <text:p text:style-name="P18">Home</text:p>
          <text:list>
            <text:list-item>
              <text:p text:style-name="P18">Go to the start of a sequence on the timeline</text:p>
            </text:list-item>
          </text:list>
        </text:list-item>
        <text:list-item>
          <text:p text:style-name="P18">End</text:p>
          <text:list>
            <text:list-item>
              <text:p text:style-name="P18">Go to the end of a sequence on the timeline</text:p>
            </text:list-item>
          </text:list>
        </text:list-item>
        <text:list-item>
          <text:p text:style-name="P18">CTRL + 0 - 9</text:p>
          <text:list>
            <text:list-item>
              <text:p text:style-name="P18">Jump to Timeline Tag</text:p>
            </text:list-item>
          </text:list>
        </text:list-item>
        <text:list-item>
          <text:p text:style-name="P18">CTRL + SHIFT + 0 - 9</text:p>
          <text:list>
            <text:list-item>
              <text:p text:style-name="P18">Jump to 0%-90% through the song in the sequencer</text:p>
            </text:list-item>
          </text:list>
        </text:list-item>
        <text:list-item>
          <text:p text:style-name="P18">CTRL + SHIFT + Left Arrow</text:p>
          <text:list>
            <text:list-item>
              <text:p text:style-name="P18">Expand Effect to Previous Timing Mark or Start of Sequence</text:p>
            </text:list-item>
          </text:list>
        </text:list-item>
        <text:list-item>
          <text:p text:style-name="P18">CTRL + SHIFT + Right Arrow</text:p>
          <text:list>
            <text:list-item>
              <text:p text:style-name="P18">Expand Effect to Next Timing Mark or End of Sequence</text:p>
            </text:list-item>
          </text:list>
        </text:list-item>
        <text:list-item>
          <text:p text:style-name="P18">+</text:p>
          <text:list>
            <text:list-item>
              <text:p text:style-name="P18">Zoom in</text:p>
            </text:list-item>
          </text:list>
        </text:list-item>
        <text:list-item>
          <text:p text:style-name="P18">-</text:p>
          <text:list>
            <text:list-item>
              <text:p text:style-name="P18">Zoom out</text:p>
            </text:list-item>
          </text:list>
        </text:list-item>
        <text:list-item>
          <text:p text:style-name="P18">CTRL + . (period)</text:p>
          <text:list>
            <text:list-item>
              <text:p text:style-name="P18">Mark Spot</text:p>
            </text:list-item>
          </text:list>
        </text:list-item>
        <text:list-item>
          <text:p text:style-name="P18">CTRL + /</text:p>
          <text:list>
            <text:list-item>
              <text:p text:style-name="P18">Return to Spot</text:p>
            </text:list-item>
          </text:list>
        </text:list-item>
        <text:list-item>
          <text:p text:style-name="P19"><text:soft-page-break/>CTRL + A (upper case)</text:p>
          <text:list>
            <text:list-item>
              <text:p text:style-name="P19">Insert Layer below</text:p>
            </text:list-item>
          </text:list>
        </text:list-item>
        <text:list-item>
          <text:p text:style-name="P18">CTRL + a (lower case)</text:p>
          <text:list>
            <text:list-item>
              <text:p text:style-name="P18">Select All effects but no timing tracks (on Sequencer Tab)</text:p>
            </text:list-item>
          </text:list>
        </text:list-item>
        <text:list-item>
          <text:p text:style-name="P18">CTRL + ALT +a (lower case)</text:p>
          <text:list>
            <text:list-item>
              <text:p text:style-name="P18">Select All Effects and Timing Tracks (on Sequencer Tab)</text:p>
            </text:list-item>
          </text:list>
        </text:list-item>
        <text:list-item>
          <text:p text:style-name="P18">t (lower case)</text:p>
          <text:list>
            <text:list-item>
              <text:p text:style-name="P18">Add timing mark at currently selected location on timeline</text:p>
            </text:list-item>
          </text:list>
        </text:list-item>
        <text:list-item>
          <text:p text:style-name="P18">s (lower case)</text:p>
          <text:list>
            <text:list-item>
              <text:p text:style-name="P18">Split timing mark at currently selected location on timeline</text:p>
            </text:list-item>
          </text:list>
        </text:list-item>
        <text:list-item>
          <text:p text:style-name="P17">CTRL + I (upper case I)</text:p>
          <text:list>
            <text:list-item>
              <text:p text:style-name="P17">Insert Layer above (on Sequencer Tab)</text:p>
            </text:list-item>
          </text:list>
        </text:list-item>
        <text:list-item>
          <text:p text:style-name="P17">CTRL + X</text:p>
          <text:list>
            <text:list-item>
              <text:p text:style-name="P16">Toggle Element Expand (to show models in group, strands, nodes, etc)</text:p>
            </text:list-item>
          </text:list>
        </text:list-item>
      </text:list>
      <text:section text:style-name="Sect1" text:name="text-sequence-toolbar-windows">
        <text:h text:style-name="Heading_20_2" text:outline-level="2">Sequence Toolbar Windows</text:h>
      </text:section>
      <text:list text:style-name="L6">
        <text:list-item>
          <text:p text:style-name="P21">ALT + 1</text:p>
          <text:list>
            <text:list-item>
              <text:p text:style-name="P21">Change Effect Tool Icon Size to Small</text:p>
            </text:list-item>
          </text:list>
        </text:list-item>
        <text:list-item>
          <text:p text:style-name="P21">ALT + 2</text:p>
          <text:list>
            <text:list-item>
              <text:p text:style-name="P21">Change Effect Tool Icon Size to Medium</text:p>
            </text:list-item>
          </text:list>
        </text:list-item>
        <text:list-item>
          <text:p text:style-name="P21">ALT + 3</text:p>
          <text:list>
            <text:list-item>
              <text:p text:style-name="P21">Change Effect Tool Icon Size to Large</text:p>
            </text:list-item>
          </text:list>
        </text:list-item>
        <text:list-item>
          <text:p text:style-name="P21">ALT + 4</text:p>
          <text:list>
            <text:list-item>
              <text:p text:style-name="P21">Change Effect Tool Icon Size to Extra Large</text:p>
            </text:list-item>
          </text:list>
        </text:list-item>
        <text:list-item>
          <text:p text:style-name="P21">CTRL + F1</text:p>
          <text:list>
            <text:list-item>
              <text:p text:style-name="P21">Toggle Effect Window On/Off</text:p>
            </text:list-item>
          </text:list>
        </text:list-item>
        <text:list-item>
          <text:p text:style-name="P22">CTRL + F2</text:p>
          <text:list>
            <text:list-item>
              <text:p text:style-name="P22">Toggle Color Selector Window On/Off</text:p>
            </text:list-item>
          </text:list>
        </text:list-item>
        <text:list-item>
          <text:p text:style-name="P21">CTRL + F3</text:p>
          <text:list>
            <text:list-item>
              <text:p text:style-name="P21">Toggle Layer Settings Window On/Off</text:p>
            </text:list-item>
          </text:list>
        </text:list-item>
        <text:list-item>
          <text:p text:style-name="P21">CTRL + F4</text:p>
          <text:list>
            <text:list-item>
              <text:p text:style-name="P21">Togle Layer Blending Window On/Off</text:p>
            </text:list-item>
          </text:list>
        </text:list-item>
        <text:list-item>
          <text:p text:style-name="P21">CTRL + F5</text:p>
          <text:list>
            <text:list-item>
              <text:p text:style-name="P21">Toggle Model Preview Window On/Off</text:p>
            </text:list-item>
          </text:list>
        </text:list-item>
        <text:list-item>
          <text:p text:style-name="P21">CTRL + F6</text:p>
          <text:list>
            <text:list-item>
              <text:p text:style-name="P21">Toggle House Preview Window On/Off</text:p>
            </text:list-item>
          </text:list>
        </text:list-item>
        <text:list-item>
          <text:p text:style-name="P22">CTRL + F7</text:p>
          <text:list>
            <text:list-item>
              <text:p text:style-name="P22">Toggle Display Elements Window On/Off</text:p>
            </text:list-item>
          </text:list>
        </text:list-item>
        <text:list-item>
          <text:p text:style-name="P21">CTRL + F8</text:p>
          <text:list>
            <text:list-item>
              <text:p text:style-name="P21">Toggle Effect Assist Window On/Off</text:p>
            </text:list-item>
          </text:list>
        </text:list-item>
        <text:list-item>
          <text:p text:style-name="P21">CTRL + F9</text:p>
          <text:list>
            <text:list-item>
              <text:p text:style-name="P21">Toggle Effects Window On/Off</text:p>
            </text:list-item>
          </text:list>
        </text:list-item>
        <text:list-item>
          <text:p text:style-name="P21"><text:soft-page-break/>CTRL + F10</text:p>
          <text:list>
            <text:list-item>
              <text:p text:style-name="P21">Show Effect Presets Window</text:p>
            </text:list-item>
          </text:list>
        </text:list-item>
        <text:list-item>
          <text:p text:style-name="P21">CTRL + F11</text:p>
          <text:list>
            <text:list-item>
              <text:p text:style-name="P21">Select Effects Toggle</text:p>
            </text:list-item>
          </text:list>
        </text:list-item>
        <text:list-item>
          <text:p text:style-name="P21">CTRL + F12</text:p>
          <text:list>
            <text:list-item>
              <text:p text:style-name="P21">Perspectives toggle</text:p>
            </text:list-item>
          </text:list>
        </text:list-item>
        <text:list-item>
          <text:p text:style-name="P21">CTRL + ALT+ F8</text:p>
          <text:list>
            <text:list-item>
              <text:p text:style-name="P20">Jukebox toggle</text:p>
            </text:list-item>
          </text:list>
        </text:list-item>
      </text:list>
      <text:p text:style-name="Standard"/>
      <text:p text:style-name="P4">Keybindings.xml</text:p>
      <text:p text:style-name="P5"/>
      <text:p text:style-name="P1">'F10' <text:s text:c="16"/>: Backup</text:p>
      <text:p text:style-name="P1">'F11' <text:s text:c="16"/>: Alternate backup</text:p>
      <text:p text:style-name="P1">'F9' <text:s text:c="17"/>: Select show folder</text:p>
      <text:p text:style-name="P1">CTRL+'o' <text:s text:c="13"/>: Open sequence</text:p>
      <text:p text:style-name="P1">CTRL+'w' <text:s text:c="13"/>: Close sequence</text:p>
      <text:p text:style-name="P1">CTRL+'n' <text:s text:c="13"/>: New sequence</text:p>
      <text:p text:style-name="P2">'HOME' <text:s text:c="15"/>: Start of song</text:p>
      <text:p text:style-name="P2">'END' <text:s text:c="16"/>: End of song</text:p>
      <text:p text:style-name="P2">'p' <text:s text:c="18"/>: Play</text:p>
      <text:p text:style-name="P2">'F21' <text:s text:c="16"/>: Toggle play</text:p>
      <text:p text:style-name="P2">'F22' <text:s text:c="16"/>: Pause</text:p>
      <text:p text:style-name="P1">CTRL+'s' <text:s text:c="13"/>: Save current tab</text:p>
      <text:p text:style-name="P2">'F12' <text:s text:c="16"/>: Focus sequencer</text:p>
      <text:p text:style-name="P2">'PAUSE' <text:s text:c="14"/>: Pause</text:p>
      <text:p text:style-name="P2">'SPACE' <text:s text:c="14"/>: Toggle play</text:p>
      <text:p text:style-name="P1"/>
      <text:p text:style-name="P1">CTRL+'a' <text:s text:c="13"/>: Select all models</text:p>
      <text:p text:style-name="P1">CTRL+'l' <text:s text:c="13"/>: Lock model</text:p>
      <text:p text:style-name="P1">CTRL+'u' <text:s text:c="13"/>: Unlock model</text:p>
      <text:p text:style-name="P1">CTRL+'g' <text:s text:c="13"/>: Group models</text:p>
      <text:p text:style-name="P1"/>
      <text:p text:style-name="P1">CTRL+ALT+'a' <text:s text:c="9"/>: Select all</text:p>
      <text:p text:style-name="P1">CTRL+'a' <text:s text:c="13"/>: Select all no timing</text:p>
      <text:p text:style-name="P2">'t' <text:s text:c="18"/>: Timing add</text:p>
      <text:p text:style-name="P2">'s' <text:s text:c="18"/>: Timing split</text:p>
      <text:p text:style-name="P2">'+' <text:s text:c="18"/>: Zoom in</text:p>
      <text:p text:style-name="P2">'-' <text:s text:c="18"/>: Zoom out</text:p>
      <text:p text:style-name="P1">SHIFT+'R' <text:s text:c="12"/>: Random</text:p>
      <text:p text:style-name="P1">CTRL+'F1' <text:s text:c="12"/>: Effect settings toggle</text:p>
      <text:p text:style-name="P1">CTRL+'F8' <text:s text:c="12"/>: Effect assist toggle</text:p>
      <text:p text:style-name="P1">CTRL+'F2' <text:s text:c="12"/>: Color toggle</text:p>
      <text:p text:style-name="P1">CTRL+'F3' <text:s text:c="12"/>: Layer setting toggle</text:p>
      <text:p text:style-name="P1">CTRL+'F4' <text:s text:c="12"/>: Layer blending toggle</text:p>
      <text:p text:style-name="P1">CTRL+'F5' <text:s text:c="12"/>: Model preview toggle</text:p>
      <text:p text:style-name="P1">CTRL+'F6' <text:s text:c="12"/>: House preview toggle</text:p>
      <text:p text:style-name="P1">CTRL+'F9' <text:s text:c="12"/>: Effects toggle</text:p>
      <text:p text:style-name="P1">CTRL+'F7' <text:s text:c="12"/>: Display elements toggle</text:p>
      <text:p text:style-name="P1">CTRL+ALT+'F8' <text:s text:c="8"/>: Jukebox toggle</text:p>
      <text:p text:style-name="P1">CTRL+'l' <text:s text:c="13"/>: Lock effect</text:p>
      <text:p text:style-name="P1">CTRL+'u' <text:s text:c="13"/>: Unlock effect</text:p>
      <text:p text:style-name="P2">CTRL+'.' <text:s text:c="13"/>: Mark spot</text:p>
      <text:p text:style-name="P2">CTRL+'/' <text:s text:c="13"/>: Return to spot</text:p>
      <text:p text:style-name="P2">RCTRL+'.' <text:s text:c="12"/>: Mark spot</text:p>
      <text:p text:style-name="P2">RCTRL+'/' <text:s text:c="12"/>: Return to spot</text:p>
      <text:p text:style-name="P1">CTRL+SHIFT+'I' <text:s text:c="7"/>: Insert layer above</text:p>
      <text:p text:style-name="P1">CTRL+SHIFT+'A' <text:s text:c="7"/>: Insert layer below</text:p>
      <text:p text:style-name="P1"><text:soft-page-break/>CTRL+SHIFT+'X' <text:s text:c="7"/>: Toggle element expand</text:p>
      <text:p text:style-name="P1">CTRL+'F10' <text:s text:c="11"/>: Presets toggle</text:p>
      <text:p text:style-name="P1">ALT+'F12' <text:s text:c="12"/>: Valuecurves toggle</text:p>
      <text:p text:style-name="P1">ALT+'F11' <text:s text:c="12"/>: Color dropper toggle</text:p>
      <text:p text:style-name="P1">CTRL+'F11' <text:s text:c="11"/>: Search toggle</text:p>
      <text:p text:style-name="P1">CTRL+'F12' <text:s text:c="11"/>: Perspectives toggle</text:p>
      <text:p text:style-name="P1">'F5' <text:s text:c="17"/>: Effect update</text:p>
      <text:p text:style-name="P1">'ESCAPE' <text:s text:c="13"/>: Cancel render</text:p>
      <text:p text:style-name="P3">'o' <text:s text:c="18"/>: EFFECT On</text:p>
      <text:p text:style-name="P3">'u' <text:s text:c="18"/>: EFFECT On</text:p>
      <text:p text:style-name="P3">'d' <text:s text:c="18"/>: EFFECT On</text:p>
      <text:p text:style-name="P1">'m' <text:s text:c="18"/>: EFFECT Morph</text:p>
      <text:p text:style-name="P1">'c' <text:s text:c="18"/>: EFFECT Curtain</text:p>
      <text:p text:style-name="P1">'i' <text:s text:c="18"/>: EFFECT Circles</text:p>
      <text:p text:style-name="P1">'b' <text:s text:c="18"/>: EFFECT Bars</text:p>
      <text:p text:style-name="P1">'y' <text:s text:c="18"/>: EFFECT Butterfly</text:p>
      <text:p text:style-name="P1">'f' <text:s text:c="18"/>: EFFECT Fire</text:p>
      <text:p text:style-name="P1">'g' <text:s text:c="18"/>: EFFECT Garlands</text:p>
      <text:p text:style-name="P1">'p' <text:s text:c="18"/>: EFFECT Pinwheel</text:p>
      <text:p text:style-name="P1">'r' <text:s text:c="18"/>: EFFECT Ripple</text:p>
      <text:p text:style-name="P1">'x' <text:s text:c="18"/>: EFFECT Text</text:p>
      <text:p text:style-name="P1">SHIFT+'S' <text:s text:c="12"/>: EFFECT Spirals</text:p>
      <text:p text:style-name="P1">'w' <text:s text:c="18"/>: EFFECT Color Wash</text:p>
      <text:p text:style-name="P1">'n' <text:s text:c="18"/>: EFFECT Snowflakes</text:p>
      <text:p text:style-name="P3">SHIFT+'O' <text:s text:c="12"/>: EFFECT Off</text:p>
      <text:p text:style-name="P1">SHIFT+'F' <text:s text:c="12"/>: EFFECT Fan</text:p>
      <text:p text:style-name="P1">SHIFT+'U' <text:s text:c="12"/>: Applysetting</text:p>
      <text:p text:style-name="P1">SHIFT+'D' <text:s text:c="12"/>: Applysetting</text:p>
      <text:p text:style-name="P2">'F20' <text:s text:c="16"/>: Prior tag</text:p>
      <text:p text:style-name="P2">'F23' <text:s text:c="16"/>: Next tag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2-11-01T19:25:34.988000000</meta:creation-date>
    <dc:date>2022-11-01T19:46:49.330000000</dc:date>
    <dc:creator>Doctor Wizard</dc:creator>
    <meta:editing-duration>PT21M15S</meta:editing-duration>
    <meta:editing-cycles>1</meta:editing-cycles>
    <meta:document-statistic meta:table-count="0" meta:image-count="0" meta:object-count="0" meta:page-count="7" meta:paragraph-count="244" meta:word-count="1163" meta:character-count="6441" meta:non-whitespace-character-count="4638"/>
    <meta:generator>LibreOffice/7.4.1.2$Windows_X86_64 LibreOffice_project/3c58a8f3a960df8bc8fd77b461821e42c061c5f0</meta:generator>
  </office:meta>
</office:document-meta>
</file>